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iez consejos para cocinar para el perro</text:h>
      <text:p text:style-name="Text_20_body">1. La cocina casera es una opción para alimentar al perro, pero solo puede sustituir a las comidas comerciales (pienso y latas) cuando se elabora una dieta equilibrada, que cuente con la supervisión del veterinario o nutricionista canino.</text:p>
      <text:p text:style-name="Text_20_body">2. Cada perro tiene unas necesidades nutritivas distintas, que no solo dependen de su peso. Por ello, no es válido obtener una <text:a xlink:type="simple" xlink:href="https://www.consumer.es/web/es/mascotas/perros/alimentacion/2012/01/30/206599.php" text:style-name="Internet_20_link" text:visited-style-name="Visited_20_Internet_20_Link">dieta casera base</text:a> y recalcular las cantidades necesarias en función de los kilos del can.</text:p>
      <text:p text:style-name="Text_20_body">3. Los platos caseros permiten <text:span text:style-name="Strong_20_Emphasis">cocinar sin peligro para perros alérgicos</text:span> o con requerimientos nutricionales especiales. Pero siempre con el visto bueno del veterinario.</text:p>
      <text:p text:style-name="Text_20_body">4. La mayoría de las recetas caseras para el can no sirven como dieta exclusiva: en estos casos, los suplementos nutritivos comerciales -en especial los de vitamina B12, en dietas vegetarianas- son esenciales y debe prescribirlos el médico.</text:p>
      <text:p text:style-name="Text_20_body">5. Las dietas comerciales de alta gama se elaboran con cuidado. Sus nutrientes y componentes están equilibrados para cubrir las necesidades alimentarias del perro. Para lograr lo mismo con una dieta casera, esta debe diseñarse con esmero por un nutricionista canino.</text:p>
      <text:p text:style-name="Text_20_body">6. Los platos cocinados para el perro <text:span text:style-name="Strong_20_Emphasis">no deben contener un número excesivo de ingredientes</text:span>: el sistema digestivo de un can no es igual que el humano. Cuatro o cinco son suficientes.</text:p>
      <text:p text:style-name="Text_20_body">7. <text:span text:style-name="Strong_20_Emphasis">Los perros no admiten cambios frecuentes en la alimentación</text:span>, como sí aceptamos las personas. Esto explica la importancia de elaborar una dieta sana y equilibrada, con supervisión veterinaria.</text:p>
      <text:p text:style-name="Text_20_body">8. Para diseñar una dieta casera para el can, es esencial conocer sus necesidades alimentarias: tanto el número de calorías diarias que precisa, como la cantidad de vitaminas y otros nutrientes esenciales.</text:p>
      <text:p text:style-name="Text_20_body">9. Hay ciertos <text:span text:style-name="Strong_20_Emphasis">alimentos prohibidos</text:span> para el perro, que son tóxicos incluso en pequeñas cantidades. El <text:span text:style-name="Strong_20_Emphasis">chocolate, la cebolla, el ajo, las pasas, las uvas y el aguacate</text:span> figuran entre ellos. También se debe evitar la sal y el azúcar, así como eludir la carne de cerdo cruda.</text:p>
      <text:p text:style-name="Text_20_body">10. Las <text:a xlink:type="simple" xlink:href="https://www.consumer.es/web/es/mascotas/perros/alimentacion/2012/01/30/206557.php" text:style-name="Internet_20_link" text:visited-style-name="Visited_20_Internet_20_Link">alergias alimentarias en el can</text:a> no son extrañas. Cuando se diagnostican, es esencial eliminar los componentes que las producen. Y para prevenir peligros, es esencial incorporar los nuevos ingredientes de la dieta casera del perro de forma paulatina, en pequeñas cantidad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7:47:25.636993966</meta:creation-date>
    <dc:date>2020-08-25T17:47:51.684911809</dc:date>
    <meta:editing-duration>PT28S</meta:editing-duration>
    <meta:editing-cycles>1</meta:editing-cycles>
    <meta:document-statistic meta:table-count="0" meta:image-count="0" meta:object-count="0" meta:page-count="1" meta:paragraph-count="11" meta:word-count="369" meta:character-count="2300" meta:non-whitespace-character-count="1942"/>
    <meta:generator>LibreOffice/6.2.2.2$Linux_X86_64 LibreOffice_project/20$Build-2</meta:generator>
  </office:meta>
</office:document-meta>
</file>